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015cm" style:rel-column-width="2276*"/>
    </style:style>
    <style:style style:name="Tabelle1.B" style:family="table-column">
      <style:table-column-properties style:column-width="12.986cm" style:rel-column-width="736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P1" style:family="paragraph" style:parent-style-name="Standard">
      <style:paragraph-properties>
        <style:tab-stops>
          <style:tab-stop style:position="1.713cm"/>
        </style:tab-stops>
      </style:paragraph-properties>
      <style:text-properties style:font-name="Arial" officeooo:rsid="000268e9" officeooo:paragraph-rsid="000268e9"/>
    </style:style>
    <style:style style:name="P2" style:family="paragraph" style:parent-style-name="Standard">
      <style:text-properties style:font-name="Arial" fo:font-weight="bold" officeooo:rsid="000268e9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713cm"/>
        </style:tab-stops>
      </style:paragraph-properties>
      <style:text-properties style:font-name="Arial" fo:font-weight="bold" officeooo:rsid="000268e9" officeooo:paragraph-rsid="000268e9" style:font-weight-asian="bold" style:font-weight-complex="bold"/>
    </style:style>
    <style:style style:name="P4" style:family="paragraph" style:parent-style-name="Standard">
      <style:text-properties style:font-name="Arial" fo:font-weight="bold" officeooo:rsid="0003eb69" officeooo:paragraph-rsid="0003eb69" style:font-weight-asian="bold" style:font-weight-complex="bold"/>
    </style:style>
    <style:style style:name="P5" style:family="paragraph" style:parent-style-name="Standard">
      <style:text-properties style:font-name="Arial" fo:font-weight="normal" officeooo:rsid="000268e9" officeooo:paragraph-rsid="000268e9" style:font-weight-asian="normal" style:font-weight-complex="normal"/>
    </style:style>
    <style:style style:name="P6" style:family="paragraph" style:parent-style-name="Standard" style:list-style-name="L1">
      <style:text-properties style:font-name="Arial" fo:font-weight="normal" officeooo:rsid="000268e9" officeooo:paragraph-rsid="0003eb69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3eb69" officeooo:paragraph-rsid="0003eb69" style:font-weight-asian="normal" style:font-weight-complex="normal"/>
    </style:style>
    <style:style style:name="P8" style:family="paragraph" style:parent-style-name="Standard" style:list-style-name="L1">
      <style:text-properties style:font-name="Arial" fo:font-weight="normal" officeooo:rsid="0003eb69" officeooo:paragraph-rsid="0003eb69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.713cm"/>
        </style:tab-stops>
      </style:paragraph-properties>
      <style:text-properties fo:color="#0000cc" style:font-name="Arial" officeooo:rsid="000268e9" officeooo:paragraph-rsid="000268e9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713cm"/>
        </style:tab-stops>
      </style:paragraph-properties>
      <style:text-properties fo:font-variant="small-caps" fo:color="#0000cc" style:font-name="Arial" fo:font-size="26pt" fo:font-weight="bold" officeooo:rsid="000268e9" officeooo:paragraph-rsid="000268e9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713cm"/>
        </style:tab-stops>
      </style:paragraph-properties>
      <style:text-properties fo:font-variant="small-caps" fo:color="#3399ff" style:font-name="Arial" fo:font-size="26pt" fo:font-weight="bold" officeooo:rsid="000268e9" officeooo:paragraph-rsid="000268e9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rsid="0003eb69" officeooo:paragraph-rsid="0003eb69"/>
    </style:style>
    <style:style style:name="P13" style:family="paragraph" style:parent-style-name="Standard">
      <style:paragraph-properties fo:text-align="start" style:justify-single-word="false"/>
      <style:text-properties officeooo:rsid="0003eb69" officeooo:paragraph-rsid="0003eb69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officeooo:rsid="000268e9" officeooo:paragraph-rsid="000268e9"/>
    </style:style>
    <style:style style:name="P1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606cm" fo:min-width="4.6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name="Form1" draw:style-name="gr1" draw:text-style-name="P16" svg:width="4.672cm" svg:height="4.606cm" svg:x="12.973cm" svg:y="-0.566cm"><text:p text:style-name="P16">LOGO LOL</text:p><draw:enhanced-geometry svg:viewBox="0 0 21600 21600" draw:type="rectangle" draw:enhanced-path="M 0 0 L 21600 0 21600 21600 0 21600 0 0 Z N"/></draw:custom-shape>Daily Scrum</text:p>
      <text:p text:style-name="P11"/>
      <text:p text:style-name="P10"/>
      <text:p text:style-name="P12"><text:span text:style-name="T3"/></text:p>
      <text:p text:style-name="P13"><text:span text:style-name="T3">Datum: </text:span><text:span text:style-name="T4">____________</text:span></text:p>
      <text:p text:style-name="Standard"/>
      <text:p text:style-name="Standard"/>
      <text:p text:style-name="Standard"/>
      <text:p text:style-name="P1"/>
      <text:p text:style-name="P3">Teilnehmer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Scrum Master</text:p>
          </table:table-cell>
          <table:table-cell table:style-name="Tabelle1.B1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>Team Mitglieder</text:p>
          </table:table-cell>
          <table:table-cell table:style-name="Tabelle1.B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Andere</text:p>
          </table:table-cell>
          <table:table-cell table:style-name="Tabelle1.B2" office:value-type="string">
            <text:p text:style-name="P14"/>
          </table:table-cell>
        </table:table-row>
      </table:table>
      <text:p text:style-name="P1"/>
      <text:p text:style-name="P9"/>
      <text:p text:style-name="P9"/>
      <text:p text:style-name="P9"/>
      <text:p text:style-name="P2">Checkliste</text:p>
      <text:p text:style-name="P2"/>
      <text:p text:style-name="P2"/>
      <text:p text:style-name="P5">Fragen die in 15 Minuten Gesprächszeit beantwortet werden sollen.</text:p>
      <text:p text:style-name="P5"/>
      <text:list xml:id="list281150956595885024" text:style-name="L1">
        <text:list-item>
          <text:p text:style-name="P6">Was hat jeder seit dem letztem <text:span text:style-name="T1">Scrum Meeting </text:span><text:span text:style-name="T2">gemacht ?</text:span></text:p>
        </text:list-item>
        <text:list-item>
          <text:p text:style-name="P6"><text:span text:style-name="T2">Was wird jeder bis zum nächsten <text:s/></text:span><text:span text:style-name="T1">Scrum Meeting </text:span><text:span text:style-name="T2">machen ?</text:span></text:p>
        </text:list-item>
        <text:list-item>
          <text:p text:style-name="P8"><text:span text:style-name="T2">Gibt es Hindernisse, die das Erreichen dieses Zieles verhindern ?</text:span></text:p>
        </text:list-item>
        <text:list-item>
          <text:p text:style-name="P8"><text:span text:style-name="T2">Hinderniss zum Hinderniss Backlog hinzufügen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4"><text:span text:style-name="T2">Offene Probleme</text:span></text:p>
      <text:p text:style-name="P5"><text:span text:style-name="T2"/></text:p>
      <text:p text:style-name="P5"><text:span text:style-name="T2"/></text:p>
      <text:p text:style-name="P7"><text:span text:style-name="T2">Probleme die während dem Daily Scrum nicht beantwortet wurden:</text:span></text:p>
      <text:p text:style-name="P7"><text:span text:style-name="T2"/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7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54:35.888000000</meta:creation-date>
    <dc:date>2017-11-27T16:23:44.571000000</dc:date>
    <meta:editing-duration>PT8M46S</meta:editing-duration>
    <meta:editing-cycles>1</meta:editing-cycles>
    <meta:generator>LibreOffice/5.2.1.2$Windows_x86 LibreOffice_project/31dd62db80d4e60af04904455ec9c9219178d620</meta:generator>
    <meta:document-statistic meta:table-count="2" meta:image-count="0" meta:object-count="0" meta:page-count="2" meta:paragraph-count="14" meta:word-count="70" meta:character-count="448" meta:non-whitespace-character-count="395"/>
  </office:meta>
</office:document-meta>
</file>